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3">
    </style:style>
    <style:style style:name="P16" style:family="paragraph" style:parent-style-name="Text_20_body" style:list-style-name="L4">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5">
      <style:paragraph-properties fo:margin-top="0in" fo:margin-bottom="0in"/>
    </style:style>
    <style:style style:name="P40" style:family="paragraph" style:parent-style-name="Text_20_body" style:list-style-name="L6">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Text_20_body" style:list-style-name="L7">
      <style:paragraph-properties fo:margin-top="0in" fo:margin-bottom="0in"/>
    </style:style>
    <style:style style:name="P65" style:family="paragraph" style:parent-style-name="Text_20_body" style:list-style-name="L8">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0">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Text_20_body" style:list-style-name="L11">
    </style:style>
    <style:style style:name="P125" style:family="paragraph" style:parent-style-name="Text_20_body" style:list-style-name="L12">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13">
      <style:paragraph-properties fo:margin-top="0in" fo:margin-bottom="0in"/>
    </style:style>
    <style:style style:name="P143" style:family="paragraph" style:parent-style-name="Text_20_body" style:list-style-name="L14">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Text_20_body" style:list-style-name="L15">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Text_20_body" style:list-style-name="L16">
    </style:style>
    <style:style style:name="P166" style:family="paragraph" style:parent-style-name="Text_20_body" style:list-style-name="L17">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office:automatic-styles>
  <office:body>
    <office:text>
      <text:h text:style-name="Heading_20_1" text:outline-level="1"><text:bookmark-start text:name="the-static-keyword"/>The <text:span text:style-name="Source_Text">static</text:span> Keyword<text:bookmark-end text:name="the-static-keyword"/></text:h>
      <text:h text:style-name="Heading_20_2" text:outline-level="2"><text:bookmark-start text:name="static-methods"/>Static Methods<text:bookmark-end text:name="static-methods"/></text:h>
      <text:h text:style-name="Heading_20_3" text:outline-level="3"><text:bookmark-start text:name="different-ways-of-calling-methods"/>Different ways of calling methods<text:bookmark-end text:name="different-ways-of-calling-methods"/></text:h>
      <text:list text:style-name="L1">
        <text:list-item>
          <text:p text:style-name="P1">Usually you call a method by using the “dot operator” (member access operator) on an object, like this:</text:p>
          <text:p text:style-name="P2">Rectangle rect = new Rectangle();</text:p>
          <text:p text:style-name="P3">rect.SetLength(12);</text:p>
          <text:p text:style-name="P1">The <text:span text:style-name="Source_Text">SetLength</text:span> method is defined in the <text:span text:style-name="Source_Text">Rectangle</text:span> class. In order to call it, we need an <text:span text:style-name="T1">instance</text:span> of that class, which in this case is the object <text:span text:style-name="Source_Text">rect</text:span>.</text:p>
        </text:list-item>
        <text:list-item>
          <text:p text:style-name="P1">However, sometimes we have written code where we call a method using the dot operator on the name of a class, not an object. For example, the familiar <text:span text:style-name="Source_Text">WriteLine</text:span> method:</text:p>
          <text:p text:style-name="P4">Console.WriteLine("Hello!");</text:p>
          <text:p text:style-name="P1">Notice that we have never needed to write <text:span text:style-name="Source_Text">new Console()</text:span> to instantiate a <text:span text:style-name="Source_Text">Console</text:span> object before calling this method.</text:p>
        </text:list-item>
        <text:list-item>
          <text:p text:style-name="P1">More recently, we learned about the <text:span text:style-name="Source_Text">Array.Resize</text:span> method, which can be used to resize an array. Even though arrays are objects, we call the <text:span text:style-name="Source_Text">Resize</text:span> method on the <text:span text:style-name="Source_Text">Array</text:span> class, not the particular array object we want to resize:</text:p>
          <text:p text:style-name="P5">int[] myArray = {10, 20, 30};</text:p>
          <text:p text:style-name="P6">Array.Resize(ref myArray, 6);</text:p>
        </text:list-item>
        <text:list-item>
          <text:p text:style-name="P1">Methods that are called using the name of the class rather than an instance of that class are <text:span text:style-name="T2">static methods</text:span></text:p>
        </text:list-item>
      </text:list>
      <text:h text:style-name="Heading_20_3" text:outline-level="3"><text:bookmark-start text:name="declaring-static-methods"/>Declaring <text:span text:style-name="Source_Text">static</text:span> methods<text:bookmark-end text:name="declaring-static-methods"/></text:h>
      <text:list text:style-name="L2">
        <text:list-item>
          <text:p text:style-name="P7">Static methods are declared by adding the <text:span text:style-name="Source_Text">static</text:span> keyword to the header, like this:</text:p>
          <text:p text:style-name="P8">class Console</text:p>
          <text:p text:style-name="P9">{</text:p>
          <text:p text:style-name="P10"><text:s text:c="4"/>public static void WriteLine(string value)</text:p>
          <text:p text:style-name="P11"><text:s text:c="4"/>{</text:p>
          <text:p text:style-name="P12"><text:s text:c="8"/>...</text:p>
          <text:p text:style-name="P13"><text:s text:c="4"/>}</text:p>
          <text:p text:style-name="P14">}</text:p>
        </text:list-item>
        <text:list-item>
          <text:p text:style-name="P7">The <text:span text:style-name="Source_Text">static</text:span> keyword means that this method belongs to the class “in general,” rather than an instance of the class</text:p>
        </text:list-item>
        <text:list-item>
          <text:p text:style-name="P7">Thus, you do not need an object (instance of the class) to call a static method; you only need the name of the class</text:p>
        </text:list-item>
      </text:list>
      <text:h text:style-name="Heading_20_3" text:outline-level="3"><text:bookmark-start text:name="static-methods-and-instances"/><text:span text:style-name="Source_Text">static</text:span> methods and instances<text:bookmark-end text:name="static-methods-and-instances"/></text:h>
      <text:list text:style-name="L3">
        <text:list-item>
          <text:p text:style-name="P15">Normal, non-static methods are always associated with a particular instance (object)</text:p>
        </text:list-item>
        <text:list-item>
          <text:p text:style-name="P15">When a normal method modifies an instance variable, it always “knows” which object to modify, because you need to specify the object when calling it</text:p>
          <text:list text:style-name="L4">
            <text:list-item>
              <text:p text:style-name="P16">For example, the <text:span text:style-name="Source_Text">SetLength</text:span> method is defined like this:</text:p>
              <text:p text:style-name="P17">class Rectangle</text:p>
              <text:p text:style-name="P18">{</text:p>
              <text:p text:style-name="P19"><text:s text:c="4"/>private int length;</text:p>
              <text:p text:style-name="P20"><text:s text:c="4"/>private int width;</text:p>
              <text:p text:style-name="P21"><text:s text:c="4"/>public void SetLength(int lengthParameter)</text:p>
              <text:p text:style-name="P22"><text:s text:c="4"/>{</text:p>
              <text:p text:style-name="P23"><text:s text:c="8"/>length = lengthParameter;</text:p>
              <text:p text:style-name="P24"><text:s text:c="4"/>}</text:p>
              <text:p text:style-name="P25">}</text:p>
              <text:p text:style-name="P16">When you call the method with <text:span text:style-name="Source_Text">rect.SetLength(12)</text:span>, the <text:span text:style-name="Source_Text">length</text:span> variable automatically refers to the <text:span text:style-name="Source_Text">length</text:span> instance variable stored in <text:span text:style-name="Source_Text">rect</text:span>.</text:p>
            </text:list-item>
          </text:list>
        </text:list-item>
        <text:list-item>
          <text:p text:style-name="P15">Static methods are not associated with any instance, and thus <text:span text:style-name="T2">cannot use instance variables</text:span></text:p>
        </text:list-item>
        <text:list-item>
          <text:p text:style-name="P15">For example, we could attempt to declare the <text:span text:style-name="Source_Text">ComputeArea</text:span> method of <text:span text:style-name="Source_Text">Rectangle</text:span> as a static method, but this would not compile:</text:p>
          <text:p text:style-name="P26">class Rectangle</text:p>
          <text:p text:style-name="P27">{</text:p>
          <text:p text:style-name="P28"><text:s text:c="4"/>private int length;</text:p>
          <text:p text:style-name="P29"><text:s text:c="4"/>private int width;</text:p>
          <text:p text:style-name="P30"><text:s text:c="4"/>public void SetLength(int lengthParameter)</text:p>
          <text:p text:style-name="P31"><text:s text:c="4"/>{</text:p>
          <text:p text:style-name="P32"><text:s text:c="8"/>length = lengthParameter;</text:p>
          <text:p text:style-name="P33"><text:s text:c="4"/>}</text:p>
          <text:p text:style-name="P34"><text:s text:c="4"/>public static int ComputeArea()</text:p>
          <text:p text:style-name="P35"><text:s text:c="4"/>{</text:p>
          <text:p text:style-name="P36"><text:s text:c="8"/>return length * width;</text:p>
          <text:p text:style-name="P37"><text:s text:c="4"/>}</text:p>
          <text:p text:style-name="P38">}</text:p>
          <text:list text:style-name="L5">
            <text:list-item>
              <text:p text:style-name="P39">To call this static method, you would write <text:span text:style-name="Source_Text">Rectangle.ComputeArea();</text:span></text:p>
            </text:list-item>
            <text:list-item>
              <text:p text:style-name="P39">Since no <text:span text:style-name="Source_Text">Rectangle</text:span> object is specified, which object’s length and width should be used in the computation?</text:p>
            </text:list-item>
          </text:list>
        </text:list-item>
      </text:list>
      <text:h text:style-name="Heading_20_3" text:outline-level="3"><text:bookmark-start text:name="uses-for-static-methods"/>Uses for <text:span text:style-name="Source_Text">static</text:span> methods<text:bookmark-end text:name="uses-for-static-methods"/></text:h>
      <text:list text:style-name="L6">
        <text:list-item>
          <text:p text:style-name="P40">Since static methods cannot access instance variables, they do not seem very useful</text:p>
        </text:list-item>
        <text:list-item>
          <text:p text:style-name="P40">One reason to use them: when writing a function that does not need to “save” any state, and just computes an output (its return value) based on some input (its parameters)</text:p>
        </text:list-item>
        <text:list-item>
          <text:p text:style-name="P40">Math-related functions are usually written as static methods. The .NET library comes with a class named <text:span text:style-name="Source_Text">Math</text:span> that defines several static methods, like these:</text:p>
          <text:p text:style-name="P41">public static double Pow(double x, double y)</text:p>
          <text:p text:style-name="P42">{</text:p>
          <text:p text:style-name="P43"><text:s text:c="4"/>//Computes and returns x^y</text:p>
          <text:p text:style-name="P44">}</text:p>
          <text:p text:style-name="P45">public static double Sqrt(double x)</text:p>
          <text:p text:style-name="P46">{</text:p>
          <text:p text:style-name="P47"><text:s text:c="4"/>//Computes and returns the square root of x</text:p>
          <text:p text:style-name="P48">}</text:p>
          <text:p text:style-name="P49">public static int Max(int x, int y)</text:p>
          <text:p text:style-name="P50">{</text:p>
          <text:p text:style-name="P51"><text:s text:c="4"/>//Returns the larger of the two numbers x and y</text:p>
          <text:p text:style-name="P52">}</text:p>
          <text:p text:style-name="P53">public static int Min(int x, int y)</text:p>
          <text:p text:style-name="P54">{</text:p>
          <text:p text:style-name="P55"><text:s text:c="4"/>//Returns the smaller of the two numbers x and y</text:p>
          <text:p text:style-name="P56">}</text:p>
          <text:p text:style-name="P40">Note that none of them need to use any instance variables.</text:p>
        </text:list-item>
        <text:list-item>
          <text:p text:style-name="P40">Defining several static methods in the same class (like in class <text:span text:style-name="Source_Text">Math</text:span>) helps to group together similar or related functions, even if you never create an object of that class</text:p>
        </text:list-item>
        <text:list-item>
          <text:p text:style-name="P40">Static methods are also useful for providing the program’s “entry point.” Remember that your program must always have a <text:span text:style-name="Source_Text">Main</text:span> method declared like this:</text:p>
          <text:p text:style-name="P57">class Program</text:p>
          <text:p text:style-name="P58">{</text:p>
          <text:p text:style-name="P59"><text:s text:c="4"/>static void Main(string[] args)</text:p>
          <text:p text:style-name="P60"><text:s text:c="4"/>{</text:p>
          <text:p text:style-name="P61"><text:s text:c="8"/>...</text:p>
          <text:p text:style-name="P62"><text:s text:c="4"/>}</text:p>
          <text:p text:style-name="P63">}</text:p>
          <text:list text:style-name="L7">
            <text:list-item>
              <text:p text:style-name="P64">When your program first starts, no objects exist yet, which means no “normal” methods can be called</text:p>
            </text:list-item>
            <text:list-item>
              <text:p text:style-name="P64">The .NET run-time (the interpreter that runs a C# program) must decide what code to execute to make your program start running</text:p>
            </text:list-item>
            <text:list-item>
              <text:p text:style-name="P64">It can call <text:span text:style-name="Source_Text">Program.Main()</text:span> without creating an object, or knowing anything else about your program, because <text:span text:style-name="Source_Text">Main</text:span> is a static method</text:p>
            </text:list-item>
          </text:list>
        </text:list-item>
        <text:list-item>
          <text:p text:style-name="P40">Static methods can be used to “help” other methods, both static and non-static</text:p>
          <text:list text:style-name="L8">
            <text:list-item>
              <text:p text:style-name="P65">It’s easy to call a static method from within the same class: You can just write the name of the method, without the class name, i.e. <text:span text:style-name="Source_Text">MethodName(args)</text:span> instead of <text:span text:style-name="Source_Text">ClassName.MethodName(args)</text:span></text:p>
            </text:list-item>
            <text:list-item>
              <text:p text:style-name="P65">For example, the <text:span text:style-name="Source_Text">Array</text:span> class has a static method named <text:span text:style-name="Source_Text">Copy</text:span> that copies the contents of one array into another array. This makes it very easy to write the <text:span text:style-name="Source_Text">Resize</text:span> method:</text:p>
              <text:p text:style-name="P66">class Array</text:p>
              <text:p text:style-name="P67">{</text:p>
              <text:p text:style-name="P68"><text:s text:c="4"/>public static void Copy(Array source, Array dest, int length)</text:p>
              <text:p text:style-name="P69"><text:s text:c="4"/>{</text:p>
              <text:p text:style-name="P70"><text:s text:c="8"/>//Copy [length] elements from source to dest, in the same order</text:p>
              <text:p text:style-name="P71"><text:s text:c="4"/>}</text:p>
              <text:p text:style-name="P72"><text:s text:c="4"/>public static void Resize&lt;T&gt;(ref T[] array, int newSize)</text:p>
              <text:p text:style-name="P73"><text:s text:c="4"/>{</text:p>
              <text:p text:style-name="P74"><text:s text:c="8"/>T[] newArray = new T[newSize]</text:p>
              <text:p text:style-name="P75"><text:s text:c="8"/>Copy(array, newArray, Math.Min(array.Length, newSize));</text:p>
              <text:p text:style-name="P76"><text:s text:c="8"/>array = newArray;</text:p>
              <text:p text:style-name="P77"><text:s text:c="4"/>}</text:p>
              <text:p text:style-name="P78">}</text:p>
              <text:p text:style-name="P65">Since arrays are fixed-size, the only way to resize an array is to create a new array of the new size and copy the data from the old array into the new array. This Resize method is easy to read because the act of copying the data (which would involve a <text:span text:style-name="Source_Text">for</text:span> loop) is written separately, in the <text:span text:style-name="Source_Text">Copy</text:span> method, and Resize just needs to call <text:span text:style-name="Source_Text">Copy</text:span>.</text:p>
            </text:list-item>
            <text:list-item>
              <text:p text:style-name="P65">Similarly, you can add additional static methods to the class that contains <text:span text:style-name="Source_Text">Main</text:span>, and call them from within <text:span text:style-name="Source_Text">Main</text:span>. This can help you separate a long program into smaller, easier-to-read chunks. It also allows you to re-use the same code multiple times without copying and pasting it.</text:p>
              <text:p text:style-name="P79">class Program</text:p>
              <text:p text:style-name="P80">{</text:p>
              <text:p text:style-name="P81"><text:s text:c="4"/>static void Main(string[] args)</text:p>
              <text:p text:style-name="P82"><text:s text:c="4"/>{</text:p>
              <text:p text:style-name="P83"><text:s text:c="8"/>int userNum1 = InputPositiveNumber();</text:p>
              <text:p text:style-name="P84"><text:s text:c="8"/>int userNum2 = InputPositiveNumber();</text:p>
              <text:p text:style-name="P85"><text:s text:c="8"/>int part1Result = DoPart1(userNum1, userNum2);</text:p>
              <text:p text:style-name="P86"><text:s text:c="8"/>DoPart2("Bananas", part1Result);</text:p>
              <text:p text:style-name="P87"><text:s text:c="4"/>}</text:p>
              <text:p text:style-name="P88"><text:s text:c="4"/>static int InputPositiveNumber()</text:p>
              <text:p text:style-name="P89"><text:s text:c="4"/>{</text:p>
              <text:p text:style-name="P90"><text:s text:c="8"/>int number;</text:p>
              <text:p text:style-name="P91"><text:s text:c="8"/>bool success;</text:p>
              <text:p text:style-name="P92"><text:s text:c="8"/>do</text:p>
              <text:p text:style-name="P93"><text:s text:c="8"/>{</text:p>
              <text:p text:style-name="P94"><text:s text:c="12"/>Console.WriteLine("Please enter a positive number");</text:p>
              <text:p text:style-name="P95"><text:s text:c="12"/>success = int.TryParse(Console.ReadLine(), out number);</text:p>
              <text:p text:style-name="P96"><text:s text:c="8"/>} while(!success || number &lt; 0);</text:p>
              <text:p text:style-name="P97"><text:s text:c="8"/>return number;</text:p>
              <text:p text:style-name="P98"><text:s text:c="4"/>}</text:p>
              <text:p text:style-name="P99"><text:s text:c="4"/>static int DoPart1(int a, int b)</text:p>
              <text:p text:style-name="P100"><text:s text:c="4"/>{</text:p>
              <text:p text:style-name="P101"><text:s text:c="8"/>...</text:p>
              <text:p text:style-name="P102"><text:s text:c="4"/>}</text:p>
              <text:p text:style-name="P103"><text:s text:c="4"/>static void DoPart2(string x, int y)</text:p>
              <text:p text:style-name="P104"><text:s text:c="4"/>{</text:p>
              <text:p text:style-name="P105"><text:s text:c="8"/>...</text:p>
              <text:p text:style-name="P106"><text:s text:c="4"/>}</text:p>
              <text:p text:style-name="P107">}</text:p>
              <text:p text:style-name="P65">In this example, our program needs to read two different numbers from the user, so we put the input-validation loop into the <text:span text:style-name="Source_Text">InputPositiveNumber</text:span> method instead of writing it twice in the <text:span text:style-name="Source_Text">Main</text:span> method. It then has two separate “parts” (computing some result with the two user-input numbers, and combining that computed number with a string to display some output), which we write in the two methods <text:span text:style-name="Source_Text">DoPart1</text:span> and <text:span text:style-name="Source_Text">DoPart2</text:span>. This makes our actual <text:span text:style-name="Source_Text">Main</text:span> method only 4 lines long.</text:p>
            </text:list-item>
          </text:list>
        </text:list-item>
      </text:list>
      <text:h text:style-name="Heading_20_2" text:outline-level="2"><text:bookmark-start text:name="static-variables"/>Static Variables<text:bookmark-end text:name="static-variables"/></text:h>
      <text:h text:style-name="Heading_20_3" text:outline-level="3"><text:bookmark-start text:name="defining-static-variables"/>Defining <text:span text:style-name="Source_Text">static</text:span> variables<text:bookmark-end text:name="defining-static-variables"/></text:h>
      <text:list text:style-name="L9">
        <text:list-item>
          <text:p text:style-name="P108">The <text:span text:style-name="Source_Text">static</text:span> keyword can be used in something that looks like an instance variable declaration:</text:p>
          <text:p text:style-name="P109">class Rectangle</text:p>
          <text:p text:style-name="P110">{</text:p>
          <text:p text:style-name="P111"><text:s text:c="4"/>private static int NumRectangles = 0;</text:p>
          <text:p text:style-name="P112"><text:s text:c="4"/>...</text:p>
          <text:p text:style-name="P113">}</text:p>
        </text:list-item>
        <text:list-item>
          <text:p text:style-name="P108">This declares a variable that is stored with the class definition, not inside an object (it is <text:span text:style-name="T1">not</text:span> an instance variable)</text:p>
        </text:list-item>
        <text:list-item>
          <text:p text:style-name="P108">Unlike an instance variable, there is only one copy in the entire program, and any method that refers to <text:span text:style-name="Source_Text">NumRectangles</text:span> will access the <text:span text:style-name="T1">same</text:span> variable, no matter which object the method is called on</text:p>
        </text:list-item>
        <text:list-item>
          <text:p text:style-name="P108">Since it is not an instance variable, it does not get initialized in the constructor. Instead, you must initialize it with a value when you declare it, more like a local variable (in this case, <text:span text:style-name="Source_Text">NumRectangles</text:span> is initialized to 0).</text:p>
        </text:list-item>
        <text:list-item>
          <text:p text:style-name="P108">It’s OK to declare a <text:span text:style-name="Source_Text">static</text:span> variable with the <text:span text:style-name="Source_Text">public</text:span> access modifier, because it is not part of any object’s state. Thus, accessing the variable from outside the class will not violate encapsulation, the principle that an object’s state should only be modified by that object.</text:p>
          <text:list text:style-name="L10">
            <text:list-item>
              <text:p text:style-name="P114">For example, we could use the <text:span text:style-name="Source_Text">NumRectangles</text:span> variable to count the number of rectangles in a program by making it <text:span text:style-name="Source_Text">public</text:span>. We could define it like this:</text:p>
              <text:p text:style-name="P115">class Rectangle</text:p>
              <text:p text:style-name="P116">{</text:p>
              <text:p text:style-name="P117"><text:s text:c="4"/>public static int NumRectangles = 0;</text:p>
              <text:p text:style-name="P118"><text:s text:c="4"/>...</text:p>
              <text:p text:style-name="P119">}</text:p>
              <text:p text:style-name="P114">and use it like this, in a <text:span text:style-name="Source_Text">Main</text:span> method:</text:p>
              <text:p text:style-name="P120">Rectangle myRect = new Rectangle();</text:p>
              <text:p text:style-name="P121">Rectangle.NumRectangles++;</text:p>
              <text:p text:style-name="P122">Rectangle myOtherRect = new Rectangle();</text:p>
              <text:p text:style-name="P123">Rectangle.NumRectangles++;</text:p>
            </text:list-item>
          </text:list>
        </text:list-item>
      </text:list>
      <text:h text:style-name="Heading_20_3" text:outline-level="3"><text:bookmark-start text:name="using-static-variables"/>Using <text:span text:style-name="Source_Text">static</text:span> variables<text:bookmark-end text:name="using-static-variables"/></text:h>
      <text:list text:style-name="L11">
        <text:list-item>
          <text:p text:style-name="P124">Since all instances of a class share the same static variables, you can use them to keep track of information about “the class as a whole” or “all the objects of this type”</text:p>
        </text:list-item>
        <text:list-item>
          <text:p text:style-name="P124">A common use for static variables is to count the number of instances of an object that have been created so far in the program</text:p>
          <text:list text:style-name="L12">
            <text:list-item>
              <text:p text:style-name="P125">Instead of “manually” incrementing this counter, like in our previous example, we can increment it inside the constructor:</text:p>
              <text:p text:style-name="P126">class Rectangle</text:p>
              <text:p text:style-name="P127">{</text:p>
              <text:p text:style-name="P128"><text:s text:c="4"/>public static int NumRectangles = 0;</text:p>
              <text:p text:style-name="P129"><text:s text:c="4"/>private int length;</text:p>
              <text:p text:style-name="P130"><text:s text:c="4"/>private int width;</text:p>
              <text:p text:style-name="P131"><text:s text:c="4"/>public Rectangle(int lengthP, int widthP)</text:p>
              <text:p text:style-name="P132"><text:s text:c="4"/>{</text:p>
              <text:p text:style-name="P133"><text:s text:c="8"/>length = lengthP;</text:p>
              <text:p text:style-name="P134"><text:s text:c="8"/>width = widthP;</text:p>
              <text:p text:style-name="P135"><text:s text:c="8"/>NumRectangles++;</text:p>
              <text:p text:style-name="P136"><text:s text:c="4"/>}</text:p>
              <text:p text:style-name="P137">}</text:p>
            </text:list-item>
            <text:list-item>
              <text:p text:style-name="P125">Each time this constructor is called, it initializes a new <text:span text:style-name="Source_Text">Rectangle</text:span> object with its own copy of the <text:span text:style-name="Source_Text">length</text:span> and <text:span text:style-name="Source_Text">width</text:span> variables. It also increments the single copy of the <text:span text:style-name="Source_Text">NumRectangles</text:span> variable that is shared by all <text:span text:style-name="Source_Text">Rectangle</text:span> objects.</text:p>
            </text:list-item>
            <text:list-item>
              <text:p text:style-name="P125">The variable can still be accessed from the <text:span text:style-name="Source_Text">Main</text:span> method (because it is public), where it could be used like this:</text:p>
              <text:p text:style-name="P138">Rectangle rect1 = new Rectangle(2, 4);</text:p>
              <text:p text:style-name="P139">Rectangle rect2 = new Rectangle(7, 5);</text:p>
              <text:p text:style-name="P140">Console.WriteLine(Rectangle.NumRectangles</text:p>
              <text:p text:style-name="P141"><text:s text:c="4"/>+ " rectangle objects have been created");</text:p>
              <text:p text:style-name="P125">When <text:span text:style-name="Source_Text">rect1</text:span> is instantiated, its copy of <text:span text:style-name="Source_Text">length</text:span> is set to 2 and its copy of <text:span text:style-name="Source_Text">width</text:span> is set to 4, then the single <text:span text:style-name="Source_Text">NumRectangles</text:span> variable is incremented to 1. Then, when <text:span text:style-name="Source_Text">rect2</text:span> is instantiated, its copy of <text:span text:style-name="Source_Text">length</text:span> is set to 7 and its copy of <text:span text:style-name="Source_Text">width</text:span> is set to 5, and the <text:span text:style-name="Source_Text">NumRectangles</text:span> variable is incremented to 2.</text:p>
            </text:list-item>
          </text:list>
        </text:list-item>
        <text:list-item>
          <text:p text:style-name="P124">Static variables are also useful for <text:span text:style-name="T2">constants</text:span></text:p>
          <text:list text:style-name="L13">
            <text:list-item>
              <text:p text:style-name="P142">The <text:span text:style-name="Source_Text">const</text:span> keyword, which we learned about earlier, is actually very similar to <text:span text:style-name="Source_Text">static</text:span></text:p>
            </text:list-item>
            <text:list-item>
              <text:p text:style-name="P142">A <text:span text:style-name="Source_Text">const</text:span> variable is just a <text:span text:style-name="Source_Text">static</text:span> variable that cannot be modified</text:p>
            </text:list-item>
            <text:list-item>
              <text:p text:style-name="P142">Like a <text:span text:style-name="Source_Text">static</text:span> variable, it can be accessed using the name of the class where it is defined (e.g. <text:span text:style-name="Source_Text">Math.PI</text:span>), and there is only one copy for the entire program</text:p>
            </text:list-item>
          </text:list>
        </text:list-item>
      </text:list>
      <text:h text:style-name="Heading_20_3" text:outline-level="3"><text:bookmark-start text:name="static-methods-and-variables"/>Static methods and variables<text:bookmark-end text:name="static-methods-and-variables"/></text:h>
      <text:list text:style-name="L14">
        <text:list-item>
          <text:p text:style-name="P143">Static methods cannot access instance variables, but they <text:span text:style-name="T1">can</text:span> access static variables</text:p>
        </text:list-item>
        <text:list-item>
          <text:p text:style-name="P143">There is no ambiguity when accessing a static variable: you do not need to know which object’s variable to access, because there is only one copy of the static variable shared by all objects</text:p>
        </text:list-item>
        <text:list-item>
          <text:p text:style-name="P143">This means you can write a “getter” or “setter” for a static variable, as long as it is a static method. For example, we could improve our <text:span text:style-name="Source_Text">NumRectangles</text:span> counter by ensuring that the <text:span text:style-name="Source_Text">Main</text:span> method can only read it through a getter method, like this:</text:p>
          <text:p text:style-name="P144">class Rectangle</text:p>
          <text:p text:style-name="P145">{</text:p>
          <text:p text:style-name="P146"><text:s text:c="4"/>private static int NumRectangles = 0;</text:p>
          <text:p text:style-name="P147"><text:s text:c="4"/>private int length;</text:p>
          <text:p text:style-name="P148"><text:s text:c="4"/>private int width;</text:p>
          <text:p text:style-name="P149"><text:s text:c="4"/>public Rectangle(int lengthP, int widthP)</text:p>
          <text:p text:style-name="P150"><text:s text:c="4"/>{</text:p>
          <text:p text:style-name="P151"><text:s text:c="8"/>length = lengthP;</text:p>
          <text:p text:style-name="P152"><text:s text:c="8"/>width = widthP;</text:p>
          <text:p text:style-name="P153"><text:s text:c="8"/>NumRectangles++;</text:p>
          <text:p text:style-name="P154"><text:s text:c="4"/>}</text:p>
          <text:p text:style-name="P155"><text:s text:c="4"/>public static int GetNumRectangles()</text:p>
          <text:p text:style-name="P156"><text:s text:c="4"/>{</text:p>
          <text:p text:style-name="P157"><text:s text:c="8"/>return NumRectangles;</text:p>
          <text:p text:style-name="P158"><text:s text:c="4"/>}</text:p>
          <text:p text:style-name="P159">}</text:p>
          <text:list text:style-name="L15">
            <text:list-item>
              <text:p text:style-name="P160">The <text:span text:style-name="Source_Text">NumRectangles</text:span> variable is now declared <text:span text:style-name="Source_Text">private</text:span>, which means only the Rectangle constructor will be able to increment it. Before, it would have been possible for the <text:span text:style-name="Source_Text">Main</text:span> method to execute something liek <text:span text:style-name="Source_Text">Rectangle.NumRectangles = 1;</text:span> and throw off the count.</text:p>
            </text:list-item>
            <text:list-item>
              <text:p text:style-name="P160">The <text:span text:style-name="Source_Text">GetNumRectangles</text:span> method cannot access <text:span text:style-name="Source_Text">length</text:span> or <text:span text:style-name="Source_Text">width</text:span> because they are instance variables, but it can access <text:span text:style-name="Source_Text">NumRectangles</text:span></text:p>
            </text:list-item>
            <text:list-item>
              <text:p text:style-name="P160">The static method would be called from the <text:span text:style-name="Source_Text">Main</text:span> method like this:</text:p>
              <text:p text:style-name="P161">Rectangle rect1 = new Rectangle(2, 4);</text:p>
              <text:p text:style-name="P162">Rectangle rect2 = new Rectangle(7, 5);</text:p>
              <text:p text:style-name="P163">Console.WriteLine(Rectangle.GetNumRectangles()</text:p>
              <text:p text:style-name="P164"><text:s text:c="4"/>+ " rectangle objects have been created");</text:p>
            </text:list-item>
          </text:list>
        </text:list-item>
      </text:list>
      <text:h text:style-name="Heading_20_3" text:outline-level="3"><text:bookmark-start text:name="summary-of-static-access-rules"/>Summary of <text:span text:style-name="Source_Text">static</text:span> access rules<text:bookmark-end text:name="summary-of-static-access-rules"/></text:h>
      <text:list text:style-name="L16">
        <text:list-item>
          <text:p text:style-name="P165">Static variables and instance variables are both <text:span text:style-name="T2">fields</text:span> of a class; they can also be called “static fields” and “non-static fields”</text:p>
        </text:list-item>
        <text:list-item>
          <text:p text:style-name="P165">This table summarizes how methods are allowed to access them:</text:p>
          <text:p text:style-name="P165">| | Static Field | Non-static Field | | :: | :: | :: | | Static method | Yes | No | | Non-static method | Yes | Yes |</text:p>
        </text:list-item>
      </text:list>
      <text:h text:style-name="Heading_20_2" text:outline-level="2"><text:bookmark-start text:name="static-classes"/>Static Classes<text:bookmark-end text:name="static-classes"/></text:h>
      <text:list text:style-name="L17">
        <text:list-item>
          <text:p text:style-name="P166">The <text:span text:style-name="Source_Text">static</text:span> keyword can also be used in a class declaration</text:p>
        </text:list-item>
        <text:list-item>
          <text:p text:style-name="P166">If a class is declared <text:span text:style-name="Source_Text">static</text:span>, all of its members (fields and methods) must be static</text:p>
        </text:list-item>
        <text:list-item>
          <text:p text:style-name="P166">This is useful for classes that serve as “utility libraries” containing a collection of functions, and are not supposed to be instantiated and used as objects</text:p>
        </text:list-item>
        <text:list-item>
          <text:p text:style-name="P166">For example, the <text:span text:style-name="Source_Text">Math</text:span> class is declared like this:</text:p>
          <text:p text:style-name="P167">static class Math</text:p>
          <text:p text:style-name="P168">{</text:p>
          <text:p text:style-name="P169"><text:s text:c="4"/>public static double Sqrt(double x)</text:p>
          <text:p text:style-name="P170"><text:s text:c="4"/>{</text:p>
          <text:p text:style-name="P171"><text:s text:c="8"/>...</text:p>
          <text:p text:style-name="P172"><text:s text:c="4"/>}</text:p>
          <text:p text:style-name="P173"><text:s text:c="4"/>public static double Pow(double x, double y)</text:p>
          <text:p text:style-name="P174"><text:s text:c="4"/>{</text:p>
          <text:p text:style-name="P175"><text:s text:c="8"/>...</text:p>
          <text:p text:style-name="P176"><text:s text:c="4"/>}</text:p>
          <text:p text:style-name="P177">}</text:p>
          <text:p text:style-name="P166">There is no need to ever create a <text:span text:style-name="Source_Text">Math</text:span> object, but all of these methods belong together (within the same class) because they all implement standard mathematical function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7Z</meta:creation-date>
    <dc:date>2024-08-15T18:01:47Z</dc:date>
  </office:meta>
</office:document-meta>
</file>